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0937in" text:min-label-width="0.25in" text:list-level-position-and-space-mode="label-alignment">
          <style:list-level-label-alignment text:label-followed-by="listtab" fo:margin-left="0.3437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5937in" text:min-label-width="0.25in" text:list-level-position-and-space-mode="label-alignment">
          <style:list-level-label-alignment text:label-followed-by="listtab" fo:margin-left="0.84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937in" text:min-label-width="0.25in" text:list-level-position-and-space-mode="label-alignment">
          <style:list-level-label-alignment text:label-followed-by="listtab" fo:margin-left="1.34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937in" text:min-label-width="0.25in" text:list-level-position-and-space-mode="label-alignment">
          <style:list-level-label-alignment text:label-followed-by="listtab" fo:margin-left="1.84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937in" text:min-label-width="0.25in" text:list-level-position-and-space-mode="label-alignment">
          <style:list-level-label-alignment text:label-followed-by="listtab" fo:margin-left="2.34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937in" text:min-label-width="0.25in" text:list-level-position-and-space-mode="label-alignment">
          <style:list-level-label-alignment text:label-followed-by="listtab" fo:margin-left="2.84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937in" text:min-label-width="0.25in" text:list-level-position-and-space-mode="label-alignment">
          <style:list-level-label-alignment text:label-followed-by="listtab" fo:margin-left="3.34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937in" text:min-label-width="0.25in" text:list-level-position-and-space-mode="label-alignment">
          <style:list-level-label-alignment text:label-followed-by="listtab" fo:margin-left="3.84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937in" text:min-label-width="0.25in" text:list-level-position-and-space-mode="label-alignment">
          <style:list-level-label-alignment text:label-followed-by="listtab" fo:margin-left="4.3437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" style:parent-style-name="Standard" style:family="paragraph">
      <style:text-properties style:font-name="Arial" style:font-name-complex="Arial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Listenabsatz" style:list-style-name="LFO1" style:family="paragraph"/>
    <style:style style:name="T5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6" style:parent-style-name="Standard" style:family="paragraph">
      <style:text-properties style:font-name="Arial" style:font-name-complex="Arial" fo:font-size="16pt" style:font-size-asian="16pt" style:font-size-complex="16pt"/>
    </style:style>
    <style:style style:name="T7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8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9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0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1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2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3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4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5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6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7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8" style:parent-style-name="Listenabsatz" style:list-style-name="LFO1" style:family="paragraph">
      <style:text-properties style:font-name="Arial" style:font-name-complex="Arial" fo:font-size="16pt" style:font-size-asian="16pt" style:font-size-complex="16pt"/>
    </style:style>
    <style:style style:name="P19" style:parent-style-name="Listenabsatz" style:list-style-name="LFO1" style:family="paragraph"/>
    <style:style style:name="T20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Elektronik</text:p>
      <text:p text:style-name="P2">SCOUTs Elektronik System besteht aus über 30<text:s/>Komponenten und einer selbstgebauten Platine.</text:p>
      <text:p text:style-name="P3">Liste aller elektronischen Komponenten:</text:p>
      <text:list text:style-name="LFO1" text:continue-numbering="true">
        <text:list-item>
          <text:p text:style-name="P4"><text:span text:style-name="T5"><draw:frame draw:z-index="251659264" draw:id="id0" draw:style-name="a0" draw:name="Textfeld 2" text:anchor-type="paragraph" svg:x="4.9625in" svg:y="0.06181in" svg:width="4.1875in" svg:height="2.34375in" style:rel-width="scale" style:rel-height="scale"><draw:text-box><text:p text:style-name="P6">Der Jetson Orin Nano ist der Hauptcomputer des Roboters. Alle Sensoren werden von einem ESP 32 ausgelesen. Die Sensordaten werden über das I2C Protokoll an der Jetson gesendet.</text:p></draw:text-box><svg:title/><svg:desc/></draw:frame></text:span><text:span text:style-name="T7">12x RC Servos mit 40kg/cm Drehmoment</text:span></text:p>
        </text:list-item>
        <text:list-item>
          <text:p text:style-name="P8">1x Jetson Orin Nano</text:p>
        </text:list-item>
        <text:list-item>
          <text:p text:style-name="P9">2x ESP 32</text:p>
        </text:list-item>
        <text:list-item>
          <text:p text:style-name="P10">1x Servokontroller</text:p>
        </text:list-item>
        <text:list-item>
          <text:p text:style-name="P11">1x DC-DC Konverter 30A</text:p>
        </text:list-item>
        <text:list-item>
          <text:p text:style-name="P12">2x DC-DC Konverter 3A</text:p>
        </text:list-item>
        <text:list-item>
          <text:p text:style-name="P13">5x HC-SR04 Ultraschallsensoren</text:p>
        </text:list-item>
        <text:list-item>
          <text:p text:style-name="P14">2x Laser Distanzsensoren</text:p>
        </text:list-item>
        <text:list-item>
          <text:p text:style-name="P15">1x 9-Achsen inertiale Messeinhheit</text:p>
        </text:list-item>
        <text:list-item>
          <text:p text:style-name="P16">1x Spannungsmesser</text:p>
        </text:list-item>
        <text:list-item>
          <text:p text:style-name="P17">1x Buzzer</text:p>
        </text:list-item>
        <text:list-item>
          <text:p text:style-name="P18">1x Kamera</text:p>
        </text:list-item>
        <text:list-item>
          <text:p text:style-name="P19"><text:span text:style-name="T20">1x 25.2V LiPo Akku mit 5Ah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937in" text:min-label-width="0.25in" text:list-level-position-and-space-mode="label-alignment">
          <style:list-level-label-alignment text:label-followed-by="listtab" fo:margin-left="0.3437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5937in" text:min-label-width="0.25in" text:list-level-position-and-space-mode="label-alignment">
          <style:list-level-label-alignment text:label-followed-by="listtab" fo:margin-left="0.84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937in" text:min-label-width="0.25in" text:list-level-position-and-space-mode="label-alignment">
          <style:list-level-label-alignment text:label-followed-by="listtab" fo:margin-left="1.34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937in" text:min-label-width="0.25in" text:list-level-position-and-space-mode="label-alignment">
          <style:list-level-label-alignment text:label-followed-by="listtab" fo:margin-left="1.84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937in" text:min-label-width="0.25in" text:list-level-position-and-space-mode="label-alignment">
          <style:list-level-label-alignment text:label-followed-by="listtab" fo:margin-left="2.34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937in" text:min-label-width="0.25in" text:list-level-position-and-space-mode="label-alignment">
          <style:list-level-label-alignment text:label-followed-by="listtab" fo:margin-left="2.84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937in" text:min-label-width="0.25in" text:list-level-position-and-space-mode="label-alignment">
          <style:list-level-label-alignment text:label-followed-by="listtab" fo:margin-left="3.34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937in" text:min-label-width="0.25in" text:list-level-position-and-space-mode="label-alignment">
          <style:list-level-label-alignment text:label-followed-by="listtab" fo:margin-left="3.84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937in" text:min-label-width="0.25in" text:list-level-position-and-space-mode="label-alignment">
          <style:list-level-label-alignment text:label-followed-by="listtab" fo:margin-left="4.34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7875in" fo:margin-bottom="1.5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09T10:46:00Z</meta:creation-date>
    <dc:date>2025-02-09T19:47:00Z</dc:date>
    <meta:print-date>2025-02-09T12:1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9" meta:character-count="430" meta:row-count="3" meta:non-whitespace-character-count="372"/>
  </office:meta>
</office:document-meta>
</file>